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2.45+16+35.5+33.4+19.8+23.6+19.7+17.4+22+22.1+20.75+22+28.1+18.9+++++++++++++++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4-01-06T21:06:04.29</meta:creation-date>
    <meta:document-statistic meta:table-count="0" meta:image-count="0" meta:object-count="0" meta:page-count="1" meta:paragraph-count="1" meta:word-count="1" meta:character-count="81"/>
    <dc:date>2024-01-06T21:15:19.45</dc:date>
    <dc:creator>James Lombardi</dc:creator>
    <meta:editing-duration>PT1M14S</meta:editing-duration>
    <meta:editing-cycles>1</meta:editing-cycles>
    <meta:generator>OpenOffice/4.1.2$Win32 OpenOffice.org_project/412m3$Build-9782</meta:generator>
  </office:meta>
</office:document-meta>
</file>